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sup>
        <mi>E</mi>
        <mi>n</mi>
        <mrow>
          <mo stretchy="false">(</mo>
          <mrow>
            <mn>1</mn>
          </mrow>
          <mo stretchy="false">)</mo>
        </mrow>
      </msubsup>
      <mrow>
        <mi/>
        <mo stretchy="false">=</mo>
        <mi/>
      </mrow>
      <mrow>
        <mo stretchy="false">〈</mo>
        <mrow>
          <mrow>
            <msubsup>
              <mi>E</mi>
              <mi>n</mi>
              <mrow>
                <mo stretchy="false">(</mo>
                <mrow>
                  <mn>0</mn>
                </mrow>
                <mo stretchy="false">)</mo>
              </mrow>
            </msubsup>
          </mrow>
          <mo stretchy="false">∣</mo>
          <mrow>
            <msub>
              <mi>H</mi>
              <mn>1</mn>
            </msub>
          </mrow>
          <mo stretchy="false">∣</mo>
          <mrow>
            <msubsup>
              <mi>E</mi>
              <mi>n</mi>
              <mrow>
                <mo stretchy="false">(</mo>
                <mrow>
                  <mn>0</mn>
                </mrow>
                <mo stretchy="false">)</mo>
              </mrow>
            </msubsup>
          </mrow>
        </mrow>
        <mo stretchy="false">〉</mo>
      </mrow>
    </mrow>
    <annotation encoding="StarMath 5.0">E _n ^(1) ~=~ langle E _n ^(0) mline H _1 mline E _n ^(0)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2:19:14.892000000</meta:creation-date>
    <meta:generator>LibreOffice/4.1.4.2$Windows_x86 LibreOffice_project/0a0440ccc0227ad9829de5f46be37cfb6edcf72</meta:generator>
  </office:meta>
</office:document-meta>
</file>